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1" svg:font-family="Arial" style:font-family-generic="roman"/>
    <style:font-face style:name="Liberation Serif1" svg:font-family="'Liberation Serif'" style:font-family-generic="roman"/>
    <style:font-face style:name="Calibri" svg:font-family="Calibri" style:font-family-generic="system"/>
    <style:font-face style:name="Droid Sans Fallback1" svg:font-family="'Droid Sans Fallback'" style:font-family-generic="system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808080" style:font-name="Arial" fo:font-weight="normal" officeooo:paragraph-rsid="003909bd" style:font-weight-asian="normal" style:font-weight-complex="normal"/>
    </style:style>
    <style:style style:name="P2" style:family="paragraph" style:parent-style-name="Text_20_body">
      <style:text-properties officeooo:rsid="001df3f7" officeooo:paragraph-rsid="001df3f7"/>
    </style:style>
    <style:style style:name="P3" style:family="paragraph" style:parent-style-name="Text_20_body">
      <style:text-properties officeooo:rsid="001e4912" officeooo:paragraph-rsid="001e4912"/>
    </style:style>
    <style:style style:name="P4" style:family="paragraph" style:parent-style-name="Text_20_body">
      <style:text-properties officeooo:rsid="001eabb6" officeooo:paragraph-rsid="001eabb6"/>
    </style:style>
    <style:style style:name="P5" style:family="paragraph" style:parent-style-name="Text_20_body">
      <style:text-properties officeooo:rsid="0020392a" officeooo:paragraph-rsid="0020392a"/>
    </style:style>
    <style:style style:name="P6" style:family="paragraph" style:parent-style-name="Text_20_body">
      <style:text-properties officeooo:rsid="00215cbd" officeooo:paragraph-rsid="00215cbd"/>
    </style:style>
    <style:style style:name="P7" style:family="paragraph" style:parent-style-name="Text_20_body">
      <style:text-properties fo:font-size="11pt" fo:font-style="italic" officeooo:rsid="00235ea9" officeooo:paragraph-rsid="001e4912" style:font-size-asian="11pt" style:font-style-asian="italic" style:font-size-complex="11pt" style:font-style-complex="italic"/>
    </style:style>
    <style:style style:name="P8" style:family="paragraph" style:parent-style-name="Text_20_body">
      <style:text-properties fo:font-size="11pt" officeooo:rsid="001e4912" officeooo:paragraph-rsid="0051dca0" style:font-size-asian="11pt" style:font-size-complex="11pt"/>
    </style:style>
    <style:style style:name="P9" style:family="paragraph" style:parent-style-name="Text_20_body">
      <style:text-properties officeooo:rsid="0028dc60" officeooo:paragraph-rsid="0028dc60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>
      <style:text-properties fo:font-weight="bold" officeooo:rsid="0028dc60" officeooo:paragraph-rsid="0028dc60" style:font-weight-asian="bold" style:font-weight-complex="bold"/>
    </style:style>
    <style:style style:name="P12" style:family="paragraph" style:parent-style-name="Text_20_body">
      <style:text-properties fo:font-weight="bold" officeooo:rsid="004eb643" officeooo:paragraph-rsid="004eb643" style:font-weight-asian="bold" style:font-weight-complex="bold"/>
    </style:style>
    <style:style style:name="P13" style:family="paragraph" style:parent-style-name="Text_20_body">
      <style:text-properties fo:font-weight="bold" officeooo:rsid="0053ecc2" officeooo:paragraph-rsid="0053ecc2" style:font-weight-asian="bold" style:font-weight-complex="bold"/>
    </style:style>
    <style:style style:name="P14" style:family="paragraph" style:parent-style-name="Text_20_body">
      <style:text-properties fo:font-weight="bold" officeooo:rsid="0054fe8b" officeooo:paragraph-rsid="0054fe8b" style:font-weight-asian="bold" style:font-weight-complex="bold"/>
    </style:style>
    <style:style style:name="P15" style:family="paragraph" style:parent-style-name="Text_20_body">
      <style:text-properties officeooo:rsid="0038e98e" officeooo:paragraph-rsid="0038e98e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Text_20_body">
      <style:text-properties officeooo:rsid="00418e16" officeooo:paragraph-rsid="00418e16"/>
    </style:style>
    <style:style style:name="P18" style:family="paragraph" style:parent-style-name="Text_20_body">
      <style:text-properties officeooo:paragraph-rsid="0044473b"/>
    </style:style>
    <style:style style:name="P19" style:family="paragraph" style:parent-style-name="Text_20_body">
      <style:text-properties officeooo:rsid="0044473b" officeooo:paragraph-rsid="0044473b"/>
    </style:style>
    <style:style style:name="P20" style:family="paragraph" style:parent-style-name="Text_20_body">
      <style:text-properties officeooo:paragraph-rsid="004ca3ae"/>
    </style:style>
    <style:style style:name="P21" style:family="paragraph" style:parent-style-name="Text_20_body">
      <style:text-properties officeooo:rsid="0053ecc2" officeooo:paragraph-rsid="0053ecc2"/>
    </style:style>
    <style:style style:name="P22" style:family="paragraph" style:parent-style-name="Text_20_body">
      <style:text-properties officeooo:rsid="0054fe8b" officeooo:paragraph-rsid="0054fe8b"/>
    </style:style>
    <style:style style:name="P23" style:family="paragraph" style:parent-style-name="Text_20_body">
      <style:paragraph-properties fo:margin-left="1.961in" fo:margin-right="0in" fo:text-indent="-0.25in" style:auto-text-indent="false"/>
      <style:text-properties officeooo:rsid="00418e16" officeooo:paragraph-rsid="00418e16"/>
    </style:style>
    <style:style style:name="P24" style:family="paragraph" style:parent-style-name="Text_20_body">
      <style:paragraph-properties fo:margin-left="0.4902in" fo:margin-right="0in" fo:text-indent="-0.25in" style:auto-text-indent="false"/>
      <style:text-properties officeooo:rsid="002a0fd1" officeooo:paragraph-rsid="004d5c99"/>
    </style:style>
    <style:style style:name="P25" style:family="paragraph" style:parent-style-name="Text_20_body">
      <style:paragraph-properties fo:margin-left="0.4925in" fo:margin-right="0in" fo:text-indent="0in" style:auto-text-indent="false"/>
      <style:text-properties fo:font-size="10pt" fo:font-style="italic" officeooo:rsid="001e4912" officeooo:paragraph-rsid="0051dca0" style:font-size-asian="10pt" style:font-style-asian="italic" style:font-size-complex="10pt" style:font-style-complex="italic"/>
    </style:style>
    <style:style style:name="P26" style:family="paragraph" style:parent-style-name="Text_20_body" style:list-style-name="L1">
      <style:text-properties officeooo:rsid="00320505" officeooo:paragraph-rsid="00320505"/>
    </style:style>
    <style:style style:name="P27" style:family="paragraph" style:parent-style-name="Text_20_body" style:list-style-name="L1">
      <style:text-properties officeooo:rsid="003409cc" officeooo:paragraph-rsid="003409cc"/>
    </style:style>
    <style:style style:name="P28" style:family="paragraph" style:parent-style-name="Text_20_body" style:list-style-name="L1">
      <style:text-properties fo:font-style="normal" officeooo:rsid="00354280" officeooo:paragraph-rsid="00354280" style:font-style-asian="normal" style:font-style-complex="normal"/>
    </style:style>
    <style:style style:name="P29" style:family="paragraph" style:parent-style-name="Text_20_body" style:list-style-name="L1">
      <style:text-properties fo:font-style="normal" officeooo:rsid="003e84f5" officeooo:paragraph-rsid="003e84f5" style:font-style-asian="normal" style:font-style-complex="normal"/>
    </style:style>
    <style:style style:name="P30" style:family="paragraph" style:parent-style-name="Text_20_body" style:list-style-name="L1">
      <style:text-properties fo:font-style="normal" officeooo:paragraph-rsid="003e84f5" style:font-style-asian="normal" style:font-style-complex="normal"/>
    </style:style>
    <style:style style:name="P31" style:family="paragraph" style:parent-style-name="Text_20_body" style:list-style-name="L2">
      <style:text-properties officeooo:rsid="003bbf98" officeooo:paragraph-rsid="003bbf98"/>
    </style:style>
    <style:style style:name="P32" style:family="paragraph" style:parent-style-name="Text_20_body" style:list-style-name="L3">
      <style:text-properties officeooo:rsid="0033181a" officeooo:paragraph-rsid="0033181a"/>
    </style:style>
    <style:style style:name="P33" style:family="paragraph" style:parent-style-name="Text_20_body" style:list-style-name="L3">
      <style:text-properties officeooo:rsid="0017b97d" officeooo:paragraph-rsid="0017b97d"/>
    </style:style>
    <style:style style:name="P34" style:family="paragraph" style:parent-style-name="Text_20_body" style:list-style-name="L4">
      <style:text-properties officeooo:rsid="001df3f7" officeooo:paragraph-rsid="001df3f7"/>
    </style:style>
    <style:style style:name="P35" style:family="paragraph" style:parent-style-name="Text_20_body" style:list-style-name="L5">
      <style:text-properties officeooo:rsid="001df3f7" officeooo:paragraph-rsid="001df3f7"/>
    </style:style>
    <style:style style:name="P36" style:family="paragraph" style:parent-style-name="Text_20_body" style:list-style-name="L7">
      <style:text-properties officeooo:rsid="001df3f7" officeooo:paragraph-rsid="001df3f7"/>
    </style:style>
    <style:style style:name="P37" style:family="paragraph" style:parent-style-name="Text_20_body" style:list-style-name="L8">
      <style:text-properties officeooo:rsid="001df3f7" officeooo:paragraph-rsid="001df3f7"/>
    </style:style>
    <style:style style:name="P38" style:family="paragraph" style:parent-style-name="Text_20_body" style:list-style-name="L6">
      <style:text-properties officeooo:paragraph-rsid="001df3f7"/>
    </style:style>
    <style:style style:name="P39" style:family="paragraph" style:parent-style-name="Text_20_body" style:list-style-name="L3">
      <style:text-properties officeooo:rsid="001ba9ad" officeooo:paragraph-rsid="001ba9ad"/>
    </style:style>
    <style:style style:name="P40" style:family="paragraph" style:parent-style-name="Text_20_body" style:list-style-name="L9">
      <style:text-properties officeooo:rsid="00418e16" officeooo:paragraph-rsid="00418e16"/>
    </style:style>
    <style:style style:name="P41" style:family="paragraph" style:parent-style-name="Text_20_body" style:list-style-name="L10"/>
    <style:style style:name="P42" style:family="paragraph" style:parent-style-name="Text_20_body" style:list-style-name="L10">
      <style:text-properties officeooo:paragraph-rsid="0044e6b5"/>
    </style:style>
    <style:style style:name="P43" style:family="paragraph" style:parent-style-name="Text_20_body" style:list-style-name="L10">
      <style:text-properties officeooo:rsid="001e3572" officeooo:paragraph-rsid="0037120c"/>
    </style:style>
    <style:style style:name="P44" style:family="paragraph" style:parent-style-name="Text_20_body" style:list-style-name="L10">
      <style:text-properties officeooo:rsid="002c3d49" officeooo:paragraph-rsid="0037120c"/>
    </style:style>
    <style:style style:name="P45" style:family="paragraph" style:parent-style-name="Text_20_body" style:list-style-name="L10">
      <style:text-properties officeooo:rsid="002ab7f8" officeooo:paragraph-rsid="0037120c"/>
    </style:style>
    <style:style style:name="P46" style:family="paragraph" style:parent-style-name="Text_20_body" style:list-style-name="L11">
      <style:text-properties officeooo:rsid="001e4912" officeooo:paragraph-rsid="001e4912"/>
    </style:style>
    <style:style style:name="P47" style:family="paragraph" style:parent-style-name="Text_20_body" style:list-style-name="L12">
      <style:text-properties officeooo:rsid="001e4912" officeooo:paragraph-rsid="001e4912"/>
    </style:style>
    <style:style style:name="P48" style:family="paragraph" style:parent-style-name="Text_20_body">
      <style:text-properties officeooo:rsid="00311cbb" officeooo:paragraph-rsid="00311cbb"/>
    </style:style>
    <style:style style:name="P49" style:family="paragraph" style:parent-style-name="Text_20_body">
      <style:text-properties officeooo:rsid="00551009" officeooo:paragraph-rsid="00551009"/>
    </style:style>
    <style:style style:name="P50" style:family="paragraph" style:parent-style-name="Text_20_body">
      <style:text-properties officeooo:rsid="00566aec" officeooo:paragraph-rsid="00566aec"/>
    </style:style>
    <style:style style:name="P51" style:family="paragraph" style:parent-style-name="Text_20_body" style:list-style-name="L9">
      <style:paragraph-properties fo:margin-left="0.9807in" fo:margin-right="0in" fo:text-indent="-0.25in" style:auto-text-indent="false"/>
      <style:text-properties officeooo:rsid="00418e16" officeooo:paragraph-rsid="00418e16"/>
    </style:style>
    <style:style style:name="P52" style:family="paragraph" style:parent-style-name="Text_20_body" style:list-style-name="L9">
      <style:paragraph-properties fo:margin-left="1.4709in" fo:margin-right="0in" fo:text-indent="-0.25in" style:auto-text-indent="false"/>
      <style:text-properties officeooo:rsid="00418e16" officeooo:paragraph-rsid="0042a506"/>
    </style:style>
    <style:style style:name="P53" style:family="paragraph" style:parent-style-name="Text_20_body" style:list-style-name="L9">
      <style:paragraph-properties fo:margin-left="1.961in" fo:margin-right="0in" fo:text-indent="-0.25in" style:auto-text-indent="false"/>
      <style:text-properties officeooo:rsid="00418e16" officeooo:paragraph-rsid="00418e16"/>
    </style:style>
    <style:style style:name="P54" style:family="paragraph" style:parent-style-name="Heading_20_1">
      <style:text-properties officeooo:rsid="00311cbb" officeooo:paragraph-rsid="00311cbb"/>
    </style:style>
    <style:style style:name="P55" style:family="paragraph" style:parent-style-name="Heading_20_1">
      <style:text-properties officeooo:rsid="0033181a" officeooo:paragraph-rsid="0033181a"/>
    </style:style>
    <style:style style:name="P56" style:family="paragraph" style:parent-style-name="Heading_20_1">
      <style:text-properties officeooo:rsid="003bbf98" officeooo:paragraph-rsid="003bbf98"/>
    </style:style>
    <style:style style:name="P57" style:family="paragraph" style:parent-style-name="Heading_20_1">
      <style:text-properties officeooo:rsid="0017b97d" officeooo:paragraph-rsid="0017b97d"/>
    </style:style>
    <style:style style:name="P58" style:family="paragraph" style:parent-style-name="Heading_20_1">
      <style:text-properties officeooo:rsid="00418e16" officeooo:paragraph-rsid="00418e16"/>
    </style:style>
    <style:style style:name="P59" style:family="paragraph" style:parent-style-name="Heading_20_1">
      <style:text-properties officeooo:paragraph-rsid="0037120c"/>
    </style:style>
    <style:style style:name="P60" style:family="paragraph" style:parent-style-name="Heading_20_2">
      <style:text-properties officeooo:paragraph-rsid="004d5c99"/>
    </style:style>
    <style:style style:name="P61" style:family="paragraph" style:parent-style-name="Heading_20_2">
      <style:text-properties officeooo:rsid="004ca3ae" officeooo:paragraph-rsid="004ca3ae"/>
    </style:style>
    <style:style style:name="T1" style:family="text">
      <style:text-properties fo:color="#999999" style:font-name="Arial" fo:font-size="10.5pt" fo:font-style="italic" officeooo:rsid="0117ae06" style:font-size-asian="10.5pt" style:font-style-asian="italic" style:font-size-complex="10.5pt" style:font-style-complex="italic"/>
    </style:style>
    <style:style style:name="T2" style:family="text">
      <style:text-properties fo:color="#999999" style:font-name="Arial" fo:font-size="10.5pt" officeooo:rsid="011734da" style:font-size-asian="10.5pt" style:font-size-complex="10.5pt"/>
    </style:style>
    <style:style style:name="T3" style:family="text">
      <style:text-properties fo:color="#999999" style:font-name="Arial" fo:font-size="10.5pt" officeooo:rsid="0117ae06" style:font-size-asian="10.5pt" style:font-size-complex="10.5pt"/>
    </style:style>
    <style:style style:name="T4" style:family="text">
      <style:text-properties fo:color="#999999" fo:font-size="10.5pt" fo:font-weight="bold" officeooo:rsid="003909bd" style:font-size-asian="10.5pt" style:font-weight-asian="bold" style:font-size-complex="10.5pt" style:font-weight-complex="bold"/>
    </style:style>
    <style:style style:name="T5" style:family="text">
      <style:text-properties fo:color="#999999" fo:font-size="10.5pt" officeooo:rsid="011734da" style:font-size-asian="10.5pt" style:font-size-complex="10.5pt"/>
    </style:style>
    <style:style style:name="T6" style:family="text">
      <style:text-properties fo:color="#999999" fo:font-size="8pt" officeooo:rsid="011734da" style:font-size-asian="8pt" style:font-size-complex="8pt"/>
    </style:style>
    <style:style style:name="T7" style:family="text">
      <style:text-properties officeooo:rsid="001df3f7"/>
    </style:style>
    <style:style style:name="T8" style:family="text">
      <style:text-properties officeooo:rsid="001e3572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35ea9" style:font-style-asian="italic" style:font-style-complex="italic"/>
    </style:style>
    <style:style style:name="T11" style:family="text">
      <style:text-properties fo:font-style="italic" officeooo:rsid="003e84f5" style:font-style-asian="italic" style:font-style-complex="italic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officeooo:rsid="00235ea9" style:font-size-asian="11pt" style:font-size-complex="11pt"/>
    </style:style>
    <style:style style:name="T14" style:family="text">
      <style:text-properties fo:font-size="11pt" officeooo:rsid="0024fdb0" style:font-size-asian="11pt" style:font-size-complex="11pt"/>
    </style:style>
    <style:style style:name="T15" style:family="text">
      <style:text-properties fo:font-size="11pt" fo:font-style="italic" style:font-size-asian="11pt" style:font-style-asian="italic" style:font-size-complex="11pt" style:font-style-complex="italic"/>
    </style:style>
    <style:style style:name="T16" style:family="text">
      <style:text-properties officeooo:rsid="0028dc60"/>
    </style:style>
    <style:style style:name="T17" style:family="text">
      <style:text-properties officeooo:rsid="002c3d49"/>
    </style:style>
    <style:style style:name="T18" style:family="text">
      <style:text-properties officeooo:rsid="0030ff1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officeooo:rsid="0037120c"/>
    </style:style>
    <style:style style:name="T21" style:family="text">
      <style:text-properties officeooo:rsid="003a7728"/>
    </style:style>
    <style:style style:name="T22" style:family="text">
      <style:text-properties officeooo:rsid="003b3ff0"/>
    </style:style>
    <style:style style:name="T23" style:family="text">
      <style:text-properties officeooo:rsid="0033181a"/>
    </style:style>
    <style:style style:name="T24" style:family="text">
      <style:text-properties officeooo:rsid="003e84f5"/>
    </style:style>
    <style:style style:name="T25" style:family="text">
      <style:text-properties officeooo:rsid="00405da8"/>
    </style:style>
    <style:style style:name="T26" style:family="text">
      <style:text-properties officeooo:rsid="0042a506"/>
    </style:style>
    <style:style style:name="T27" style:family="text">
      <style:text-properties officeooo:rsid="00431159"/>
    </style:style>
    <style:style style:name="T28" style:family="text">
      <style:text-properties officeooo:rsid="0044473b"/>
    </style:style>
    <style:style style:name="T29" style:family="text">
      <style:text-properties officeooo:rsid="0044e6b5"/>
    </style:style>
    <style:style style:name="T30" style:family="text">
      <style:text-properties officeooo:rsid="0049710e"/>
    </style:style>
    <style:style style:name="T31" style:family="text">
      <style:text-properties officeooo:rsid="004ca3ae"/>
    </style:style>
    <style:style style:name="T32" style:family="text">
      <style:text-properties officeooo:rsid="004eb6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8">Memento</text:span> E-<text:span text:style-name="T18">locus</text:span></text:p>
      <text:p text:style-name="P16"><text:date style:data-style-name="N37" text:date-value="2016-06-22T10:44:21.664329632" text:fixed="true">22/06/16</text:date></text:p>
      <text:h text:style-name="P54" text:outline-level="1">Accés interface</text:h>
      <text:p text:style-name="P48"><text:a xlink:type="simple" xlink:href="http://elocus-dev.ecorse.eu/ecorse/">http://elocus-dev.ecorse.eu/ecorse/</text:a> </text:p>
      <text:p text:style-name="P49"><text:a xlink:type="simple" xlink:href="http://127.0.0.1:8000/projects/">http://127.0.0.1:8000/projects/</text:a> </text:p>
      <text:p text:style-name="P50"><text:a xlink:type="simple" xlink:href="http://127.0.0.1:8000/">http://127.0.0.1:8000/</text:a> </text:p>
      <text:h text:style-name="P55" text:outline-level="1">Install <text:span text:style-name="T25">et config</text:span></text:h>
      <text:list xml:id="list5862899949809583547" text:style-name="L1">
        <text:list-item>
          <text:p text:style-name="P26">Git remote add <text:a xlink:type="simple" xlink:href="mailto:git@oasis.demo-tic.org">git@oasis.demo-tic.org</text:a>:eLocus/eLocus.git </text:p>
        </text:list-item>
        <text:list-item>
          <text:p text:style-name="P26">cf. /media/donnees/web/ecorse/kolekti/doc/Install kolekti</text:p>
        </text:list-item>
        <text:list-item>
          <text:p text:style-name="P27">si besoin création utilisateur pour accés admin django : <text:span text:style-name="T9">python manage.py createsuperuser </text:span><text:span text:style-name="T19">puis aller à</text:span><text:span text:style-name="T9"> </text:span><text:a xlink:type="simple" xlink:href="http://127.0.0.1:8000/admin/"><text:span text:style-name="T9">http://127.0.0.1:8000/admin/</text:span></text:a><text:span text:style-name="T9"> </text:span></text:p>
        </text:list-item>
        <text:list-item>
          <text:p text:style-name="P28">créer template, projet, user_profile, user_project puis déplacer dossier ecorse dans dossier fecou</text:p>
        </text:list-item>
        <text:list-item>
          <text:p text:style-name="P29">fichier de config : paths à revoir dans <text:span text:style-name="T23">/media/donnees/web/ecorse/kolekti/src/kolekti_server/</text:span>kolekti.ini</text:p>
        </text:list-item>
        <text:list-item>
          <text:p text:style-name="P30"><text:span text:style-name="T24">dans /media/donnees/web/ecorse/projets/fecou faire </text:span><text:span text:style-name="T11">svn checkout </text:span><text:a xlink:type="simple" xlink:href="http://elocus.ecorse.eu/svn/000001_eaudolle"><text:span text:style-name="T11">http://elocus.ecorse.eu/svn/000001_eaudolle</text:span></text:a></text:p>
        </text:list-item>
      </text:list>
      <text:h text:style-name="P56" text:outline-level="1">Git</text:h>
      <text:list xml:id="list8259469784082115863" text:style-name="L2">
        <text:list-item>
          <text:p text:style-name="P31">cd <text:span text:style-name="T23">/media/donnees/web/ecorse/kolekti</text:span></text:p>
        </text:list-item>
        <text:list-item>
          <text:p text:style-name="P31">git pull</text:p>
        </text:list-item>
      </text:list>
      <text:h text:style-name="P57" text:outline-level="1">Lancement</text:h>
      <text:list xml:id="list3865809533689820445" text:style-name="L3">
        <text:list-item>
          <text:p text:style-name="P32"><text:span text:style-name="T21">c</text:span>d /media/donnees/web/ecorse/kolekti/src/kolekti_server</text:p>
        </text:list-item>
        <text:list-item>
          <text:p text:style-name="P33">export PYTHONPATH=/media/donnees/web/ecorse/kolekti/src</text:p>
        </text:list-item>
        <text:list-item>
          <text:p text:style-name="P33">python /media/donnees/web/ecorse/kolekti/src/kolekti_server/manage.py runserver</text:p>
        </text:list-item>
        <text:list-item>
          <text:p text:style-name="P33"><text:a xlink:type="simple" xlink:href="http://127.0.0.1:8000/projects/" text:style-name="Internet_20_link" text:visited-style-name="Visited_20_Internet_20_Link">http://127.0.0.1:8000</text:a></text:p>
        </text:list-item>
      </text:list>
      <text:h text:style-name="Heading_20_1" text:outline-level="1">Mise en place</text:h>
      <text:list xml:id="list3518470300741669261" text:style-name="L4">
        <text:list-item>
          <text:p text:style-name="P34">cd /media/donnees/web/ecorse/projets/<text:span text:style-name="T22">fecou</text:span>/ecorse</text:p>
        </text:list-item>
      </text:list>
      <text:list xml:id="list7362830318473845039" text:style-name="L5">
        <text:list-item>
          <text:p text:style-name="P35">svn update</text:p>
        </text:list-item>
      </text:list>
      <text:list xml:id="list2841136931902388352" text:style-name="L6">
        <text:list-item>
          <text:p text:style-name="P38"><text:soft-page-break/><text:a xlink:type="simple" xlink:href="http://127.0.0.1:8000/elocus"><text:span text:style-name="T7">http://127.0.0.1:8000/elocus</text:span></text:a><text:span text:style-name="T7"> </text:span></text:p>
        </text:list-item>
      </text:list>
      <text:list xml:id="list5046266781265336611" text:style-name="L7">
        <text:list-item>
          <text:p text:style-name="P36">puis faire créer rapport</text:p>
          <text:p text:style-name="P36">utilise le référentiel _mini</text:p>
          <text:p text:style-name="P36">communes : Marcilolles, Voiron</text:p>
        </text:list-item>
      </text:list>
      <text:list xml:id="list3468566668427276583" text:style-name="L8">
        <text:list-item>
          <text:p text:style-name="P37">« si tu as besoin je peux te refaire un référentiel avec deux sections dans le menu</text:p>
        </text:list-item>
      </text:list>
      <text:p text:style-name="P2">ou alors tu peux tester avec le v2bis, mais prend un café pendant qu'il génère le rapport »</text:p>
      <text:list xml:id="list93943583107286" text:continue-list="list3865809533689820445" text:style-name="L3">
        <text:list-item>
          <text:p text:style-name="P39"><text:a xlink:type="simple" xlink:href="http://127.0.0.1:8000/ecorse/report/?release=/releases/rapport%201" text:style-name="Internet_20_link" text:visited-style-name="Visited_20_Internet_20_Link"><text:span text:style-name="T7">http://127.0.0.1:8000/ecorse/report/?release=/releases/rapport 1</text:span></text:a></text:p>
        </text:list-item>
      </text:list>
      <text:p text:style-name="P2"/>
      <text:h text:style-name="P58" text:outline-level="1">Arborescence</text:h>
      <text:h text:style-name="Heading_20_2" text:outline-level="2">Arborescence</text:h>
      <text:p text:style-name="P17">/media/donnees/web/ecorse/kolekti/src/kolekti_server/ecorse/templates</text:p>
      <text:list xml:id="list45731902481123910" text:style-name="L9">
        <text:list-item>
          <text:p text:style-name="P40">/media/donnees/web/ecorse : propre à Félix</text:p>
        </text:list-item>
        <text:list-item>
          <text:p text:style-name="P40">kolekti : racine du git = application</text:p>
        </text:list-item>
        <text:list-item>
          <text:p text:style-name="P40">src : fichiers sources (différent de doc), contient kolekti qui contient les fichiers du core et...</text:p>
        </text:list-item>
        <text:list-item>
          <text:p text:style-name="P40">kolekti_server : projet django, contient :</text:p>
        </text:list-item>
        <text:list-item>
          <text:p text:style-name="P51"><text:s/>kolekti_server : config du site (equivalent app dans sf)</text:p>
        </text:list-item>
        <text:list-item>
          <text:p text:style-name="P51">applications django (équivalent bundles dans sf) :</text:p>
        </text:list-item>
        <text:list-item>
          <text:p text:style-name="P52">kserver, <text:span text:style-name="T26">contient le bundle core de la partie web de Kolekti</text:span></text:p>
        </text:list-item>
        <text:list-item>
          <text:p text:style-name="P52"><text:span text:style-name="T26">ecorse, par exemple,</text:span> contient :</text:p>
        </text:list-item>
        <text:list-item>
          <text:p text:style-name="P53">models.py equivalent modèle en MVC</text:p>
        </text:list-item>
        <text:list-item>
          <text:p text:style-name="P53">views.py, équivalent controller en MVC</text:p>
        </text:list-item>
        <text:list-item>
          <text:p text:style-name="P53">templates, équivalent view en MVC</text:p>
        </text:list-item>
        <text:list-item>
          <text:p text:style-name="P53">fichier static : librairies servies statiquement pour ce bundle</text:p>
        </text:list-item>
      </text:list>
      <text:p text:style-name="P23"/>
      <text:h text:style-name="P60" text:outline-level="2">Images :</text:h>
      <text:p text:style-name="P24">Dans /media/donnees/web/ecorse/kolekti/src/kolekti_server/kserver/static/img</text:p>
      <text:h text:style-name="P59" text:outline-level="1">Template<text:span text:style-name="T8">s</text:span> d<text:span text:style-name="T28">jango</text:span></text:h>
      <text:h text:style-name="P61" text:outline-level="2">Fonctionnement</text:h>
      <text:p text:style-name="P20">pour voir les urls appelées : <text:soft-page-break/><text:span text:style-name="T31">/media/donnees/web/ecorse/kolekti/src/kolekti_server/kolekti_server/urls.py</text:span></text:p>
      <text:p text:style-name="P20">Dans ce fichier urls.py, on importe les controlleurs (views.py). Pour voir donc les ressources disponibles, il suffit de chercher la class correspondant à l'url appelée. </text:p>
      <text:h text:style-name="P61" text:outline-level="2">Templates en eux-mêmes</text:h>
      <text:p text:style-name="P19">Dans <text:span text:style-name="T8">/media/donnees/web/ecorse/kolekti/src</text:span></text:p>
      <text:p text:style-name="P15">Il va chercher <text:span text:style-name="T27">du plus spécifique vers le plus général :</text:span> dans <text:span text:style-name="T8">kolekti_server/ecorse/templates </text:span>(spécifique ecorse)<text:span text:style-name="T8">, </text:span>puis <text:s/><text:span text:style-name="T8">kolekti_server/</text:span>elocus<text:span text:style-name="T8">/templates </text:span>(personnalisé pour applications elocus)<text:span text:style-name="T8">, </text:span>puis <text:s/><text:span text:style-name="T8">kolekti_server/</text:span>kserver<text:span text:style-name="T8">/templates </text:span>(kolekti de base)</text:p>
      <text:list xml:id="list3121580724182170862" text:style-name="L10">
        <text:list-item>
          <text:p text:style-name="P43">kolekti_server/<text:span text:style-name="T20">ecorse</text:span>/templates/page_ecorse.html</text:p>
          <text:p text:style-name="P44">→ page principale</text:p>
        </text:list-item>
        <text:list-item>
          <text:p text:style-name="P45">kolekti_server/<text:span text:style-name="T20">ecorse</text:span>/templates/base_ecorse.html</text:p>
          <text:p text:style-name="P45">→<text:span text:style-name="T17"> étend page_ecorse.html</text:span></text:p>
        </text:list-item>
        <text:list-item>
          <text:p text:style-name="P45">kolekti_server/<text:span text:style-name="T20">ecorse</text:span>/templates/ecorse/report.html</text:p>
          <text:p text:style-name="P45">→<text:span text:style-name="T17"> étend base_ecorse.html</text:span></text:p>
        </text:list-item>
        <text:list-item>
          <text:p text:style-name="P45">kolekti_server/<text:span text:style-name="T20">ecorse</text:span>/templates/ecorse/share.html</text:p>
          <text:p text:style-name="P45">→<text:span text:style-name="T17"> étend base_ecorse.html (sortie html = report.html)</text:span></text:p>
        </text:list-item>
      </text:list>
      <text:h text:style-name="Heading_20_1" text:outline-level="1">Template<text:span text:style-name="T8">s</text:span> <text:span text:style-name="T28">Kolekti xsl</text:span></text:h>
      <text:p text:style-name="P18">Dans /media/donnees/web/ecorse/kolekti/src/kolekti/xsl</text:p>
      <text:list xml:id="list93944362165888" text:continue-numbering="true" text:style-name="L10">
        <text:list-item>
          <text:p text:style-name="P41"><text:span text:style-name="T28">e</text:span>corse_assembly_edit.xsl →<text:span text:style-name="T29"> génére variable {{ content }} <text:s/>pour le rapport, quand on est rentré dans une section (hors page d'accueil)</text:span></text:p>
        </text:list-item>
        <text:list-item>
          <text:p text:style-name="P42">ecorse_assembly_home.xsl →<text:span text:style-name="T29"> génére variable {{ content }} pour la page d'accueil du rapport</text:span></text:p>
        </text:list-item>
        <text:list-item>
          <text:p text:style-name="P41">ecorse_assembly_menu.xsl →<text:span text:style-name="T30"> génére la variable {{ menu }}</text:span></text:p>
        </text:list-item>
      </text:list>
      <text:h text:style-name="Heading_20_1" text:outline-level="1">Compilation des less </text:h>
      <text:p text:style-name="P4"><text:a xlink:type="simple" xlink:href="http://localhost/web/outils/bootstrap/bootstrap-3.3.6-base/baseHTML.php" text:style-name="Internet_20_link" text:visited-style-name="Visited_20_Internet_20_Link">http://localhost/web/outils/bootstrap/bootstrap-3.3.6-base/baseHTML.php</text:a> </text:p>
      <text:p text:style-name="P3">cf. <text:a xlink:type="simple" xlink:href="https://github.com/less/less-plugin-clean-css" text:style-name="Internet_20_link" text:visited-style-name="Visited_20_Internet_20_Link">https://github.com/less/less-plugin-clean-css</text:a> </text:p>
      <text:p text:style-name="P3">Pour debug, cf. <text:a xlink:type="simple" xlink:href="https://addons.mozilla.org/en-us/firefox/addon/fireless/" text:style-name="Internet_20_link" text:visited-style-name="Visited_20_Internet_20_Link">https://addons.mozilla.org/en-us/firefox/addon/fireless/</text:a> </text:p>
      <text:p text:style-name="P3"/>
      <text:list xml:id="list738400099684985437" text:style-name="L11">
        <text:list-item>
          <text:p text:style-name="P46">pour générer bootstrap.css (voir auparavant valeurs de @icon-font-path, ds bs-less/variables_modifs.less) : </text:p>
        </text:list-item>
      </text:list>
      <text:p text:style-name="P25"><text:span text:style-name="T12">lessc -x </text:span><text:span text:style-name="T13">/media/donnees/web/ecorse/kolekti/src/kolekti_server/kserver/static/</text:span><text:span text:style-name="T12">b</text:span><text:span text:style-name="T13">ootstrap</text:span><text:span text:style-name="T12">/</text:span><text:span text:style-name="T14">less/</text:span><text:span text:style-name="T12">bootstrap.less --clean-css="--s0 --compatibility=ie8" </text:span><text:span text:style-name="T13">/media/donnees/web/ecorse/kolekti/src/kolekti_server/kserver/static/</text:span><text:span text:style-name="T12">css/bootstrap.min.css</text:span> </text:p>
      <text:p text:style-name="P3"><text:soft-page-break/></text:p>
      <text:list xml:id="list6979371175948668006" text:style-name="L12">
        <text:list-item>
          <text:p text:style-name="P47">pour générer ecorse.css (voir auparavant valeurs de @baseUrlForImages et @fontPath, ds less/variablesAndFonctions.less) : <text:span text:style-name="T15"><text:s/></text:span></text:p>
        </text:list-item>
      </text:list>
      <text:p text:style-name="P8"><text:tab/><text:span text:style-name="T9">lessc -x </text:span><text:span text:style-name="T10">/media/donnees/web/ecorse/kolekti/src/kolekti_server/kserver/static/</text:span><text:span text:style-name="T9">less/</text:span><text:span text:style-name="T10">ecorse</text:span><text:span text:style-name="T9">.less --clean-css="--s0 --compatibility=ie8" </text:span><text:span text:style-name="T10">/media/donnees/web/ecorse/kolekti/src/kolekti_server/kserver/static/</text:span><text:span text:style-name="T9">css/</text:span><text:span text:style-name="T10">ecorse</text:span><text:span text:style-name="T9">.css</text:span></text:p>
      <text:p text:style-name="P7"/>
      <text:h text:style-name="Heading_20_1" text:outline-level="1">Django templating</text:h>
      <text:p text:style-name="P5">cf. <text:a xlink:type="simple" xlink:href="https://docs.djangoproject.com/en/1.9/topics/templates/#syntax" text:style-name="Internet_20_link" text:visited-style-name="Visited_20_Internet_20_Link">https://docs.djangoproject.com/en/1.9/topics/templates/#syntax</text:a> </text:p>
      <text:p text:style-name="P6"><text:a xlink:type="simple" xlink:href="https://docs.djangoproject.com/en/1.9/ref/templates/builtins/" text:style-name="Internet_20_link" text:visited-style-name="Visited_20_Internet_20_Link">https://docs.djangoproject.com/en/1.9/ref/templates/builtins/</text:a> </text:p>
      <text:p text:style-name="P12">Debug</text:p>
      <text:p text:style-name="Text_20_body">{% <text:span text:style-name="T32">debug</text:span> %} →<text:span text:style-name="T32"> affiche toutes les variables et leur contenu</text:span></text:p>
      <text:p text:style-name="P10"><text:span text:style-name="T16">I</text:span>f</text:p>
      <text:p text:style-name="P9">{% if user.is_authenticated %}Hello, {{ user.username }}.{% endif %}</text:p>
      <text:p text:style-name="P13">For</text:p>
      <text:p text:style-name="P21">{% for entry in blog_entries %}</text:p>
      <text:p text:style-name="P21"><text:s text:c="4"/>&lt;h2&gt;{{ entry.title }} {{ forloop.counter }}&lt;/h2&gt;</text:p>
      <text:p text:style-name="P21"><text:s text:c="4"/>&lt;p&gt;{{ entry.body }}&lt;/p&gt;</text:p>
      <text:p text:style-name="P21">{% endfor %}</text:p>
      <text:p text:style-name="P14">With</text:p>
      <text:p text:style-name="P22">{% with test=True %} </text:p>
      <text:p text:style-name="P22"><text:s text:c="4"/>{% if test %} {% endif %} </text:p>
      <text:p text:style-name="P22">{% endwith %}</text:p>
      <text:p text:style-name="P11">Commentaires</text:p>
      <text:p text:style-name="P9">{# some text #}</text:p>
      <text:p text:style-name="P9">{% comment "Optional note" %}</text:p>
      <text:p text:style-name="P9"><text:s text:c="4"/>&lt;p&gt;Commented out text with {{ create_date|date:"c" }}&lt;/p&gt;</text:p>
      <text:p text:style-name="P9">{% endcomment %}</text:p>
      <text:p text:style-name="P9"/>
      <text:p text:style-name="P9"/>
      <text:p text:style-name="P9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1" svg:font-family="Arial" style:font-family-generic="roman"/>
    <style:font-face style:name="Liberation Serif1" svg:font-family="'Liberation Serif'" style:font-family-generic="roman"/>
    <style:font-face style:name="Calibri" svg:font-family="Calibri" style:font-family-generic="system"/>
    <style:font-face style:name="Droid Sans Fallback1" svg:font-family="'Droid Sans Fallback'" style:font-family-generic="system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text-align="start" style:justify-single-word="false" fo:orphans="0" fo:widows="0"/>
      <style:text-properties fo:color="#000000" style:font-name="Liberation Serif" fo:font-family="'Liberation Serif'" style:font-family-generic="roman" style:font-pitch="variable" fo:font-size="12pt" fo:language="fr" fo:country="FR" officeooo:rsid="004f8b1a" style:letter-kerning="true" style:font-size-asian="12pt" style:language-asian="fr" style:country-asian="FR" style:font-name-complex="Calibri" style:font-family-complex="Calibri" style:font-family-generic-complex="system" style:font-size-complex="12pt" style:language-complex="hi" style:country-complex="IN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start" style:justify-single-word="false" fo:orphans="0" fo:widows="0" fo:keep-with-next="always" style:writing-mode="lr-tb"/>
      <style:text-properties fo:color="#666666" style:font-name="Arial1" fo:font-family="Arial" style:font-family-generic="roman" fo:font-size="22pt" fo:font-weight="bold" officeooo:rsid="0115a956" style:letter-kerning="true" style:font-name-asian="Arial2" style:font-family-asian="Arial" style:font-family-generic-asian="system" style:font-pitch-asian="variable" style:font-size-asian="22pt" style:language-asian="fr" style:country-asian="FR" style:font-weight-asian="bold" style:font-name-complex="Droid Sans Fallback1" style:font-family-complex="'Droid Sans Fallback'" style:font-family-generic-complex="system" style:font-size-complex="22pt" style:language-complex="hi" style:country-complex="IN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333333" fo:font-size="18pt" fo:font-style="normal" fo:font-weight="bold" officeooo:rsid="0115a956" style:font-size-asian="18pt" style:font-style-asian="normal" style:font-weight-asian="bold" style:font-size-complex="18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Standard">
      <style:text-properties style:font-name="Arial" fo:font-family="Arial" style:font-family-generic="swiss" style:font-pitch="variable" fo:font-size="10pt" style:font-size-asian="10pt" style:font-size-complex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ListLabel_20_1" style:display-name="ListLabel 1" style:family="text">
      <style:text-properties style:font-name="Liberation Serif1" fo:font-family="'Liberation Serif'" style:font-family-generic="roma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4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808080" style:font-name="Arial" fo:font-weight="normal" officeooo:paragraph-rsid="003909bd" style:font-weight-asian="normal" style:font-weight-complex="normal"/>
    </style:style>
    <style:style style:name="MT1" style:family="text">
      <style:text-properties fo:color="#999999" style:font-name="Arial" fo:font-size="10.5pt" fo:font-style="italic" officeooo:rsid="0117ae06" style:font-size-asian="10.5pt" style:font-style-asian="italic" style:font-size-complex="10.5pt" style:font-style-complex="italic"/>
    </style:style>
    <style:style style:name="MT2" style:family="text">
      <style:text-properties fo:color="#999999" style:font-name="Arial" fo:font-size="10.5pt" officeooo:rsid="011734da" style:font-size-asian="10.5pt" style:font-size-complex="10.5pt"/>
    </style:style>
    <style:style style:name="MT3" style:family="text">
      <style:text-properties fo:color="#999999" fo:font-size="10.5pt" fo:font-weight="bold" officeooo:rsid="003909bd" style:font-size-asian="10.5pt" style:font-weight-asian="bold" style:font-size-complex="10.5pt" style:font-weight-complex="bold"/>
    </style:style>
    <style:style style:name="MT4" style:family="text">
      <style:text-properties fo:color="#999999" style:font-name="Arial" fo:font-size="10.5pt" officeooo:rsid="0117ae06" style:font-size-asian="10.5pt" style:font-size-complex="10.5pt"/>
    </style:style>
    <style:style style:name="MT5" style:family="text">
      <style:text-properties fo:color="#999999" fo:font-size="10.5pt" officeooo:rsid="011734da" style:font-size-asian="10.5pt" style:font-size-complex="10.5pt"/>
    </style:style>
    <style:style style:name="MT6" style:family="text">
      <style:text-properties fo:color="#999999" fo:font-size="8pt" officeooo:rsid="011734da" style:font-size-asian="8pt" style:font-size-complex="8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Felix Coudurier</text:span><text:span text:style-name="MT2"><text:tab/></text:span><text:span text:style-name="MT3">Memento E-locus</text:span><text:span text:style-name="MT4"><text:tab/></text:span><text:span text:style-name="MT2"><text:page-number text:select-page="current">4</text:page-number></text:span><text:span text:style-name="MT5"> </text:span><text:span text:style-name="MT6">/ </text:span><text:span text:style-name="MT6"><text:page-count>4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 </meta:initial-creator>
    <meta:creation-date>2015-12-08T14:37:30.314988486</meta:creation-date>
    <dc:date>2016-09-16T09:39:42.853396201</dc:date>
    <meta:editing-duration>P1DT11H38M22S</meta:editing-duration>
    <meta:editing-cycles>61</meta:editing-cycles>
    <meta:generator>LibreOffice/4.2.8.2$Linux_X86_64 LibreOffice_project/420m0$Build-2</meta:generator>
    <meta:document-statistic meta:table-count="0" meta:image-count="0" meta:object-count="0" meta:page-count="4" meta:paragraph-count="98" meta:word-count="546" meta:character-count="5021" meta:non-whitespace-character-count="4584"/>
  </office:meta>
</office:document-meta>
</file>